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rdW3Pd4lAqRN69RffGKyrrc6U1nH0z0ubDL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20:23:07.338269868</meta:creation-date>
    <dc:date>2022-10-14T20:23:28.929371458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